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8c4e7" officeooo:paragraph-rsid="0028c4e7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9e3ce" officeooo:paragraph-rsid="0029e3ce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9e3ce" officeooo:paragraph-rsid="0030479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add2c" officeooo:paragraph-rsid="002add2c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add2c" officeooo:paragraph-rsid="002add2c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b76f4" officeooo:paragraph-rsid="002b76f4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b76f4" officeooo:paragraph-rsid="002b76f4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cf0d0" officeooo:paragraph-rsid="002cf0d0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cf0d0" officeooo:paragraph-rsid="002cf0d0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eccfd" officeooo:paragraph-rsid="002eccfd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2eccfd" officeooo:paragraph-rsid="002eccfd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0479a" officeooo:paragraph-rsid="0030efc6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30479a" officeooo:paragraph-rsid="0030479a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30479a" officeooo:paragraph-rsid="0029e3ce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30479a" officeooo:paragraph-rsid="0030efc6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officeooo:rsid="00322d37" officeooo:paragraph-rsid="00322d37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322d37" officeooo:paragraph-rsid="00322d37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3273e5" officeooo:paragraph-rsid="003273e5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27cd"/>
    </style:style>
    <style:style style:name="T4" style:family="text">
      <style:text-properties officeooo:rsid="0029e3ce"/>
    </style:style>
    <style:style style:name="T5" style:family="text">
      <style:text-properties style:font-name="Symbol"/>
    </style:style>
    <style:style style:name="T6" style:family="text">
      <style:text-properties style:font-name="Standard Symbols L"/>
    </style:style>
    <style:style style:name="T7" style:family="text">
      <style:text-properties officeooo:rsid="002eccfd"/>
    </style:style>
    <style:style style:name="T8" style:family="text">
      <style:text-properties officeooo:rsid="0030efc6"/>
    </style:style>
    <style:style style:name="T9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5" style:data-style-name="N0">5</text:variable-set>: <text:span text:style-name="T3">Capacitors</text:span></text:p>
      <text:list xml:id="list282980000812681824" text:style-name="L1">
        <text:list-item>
          <text:p text:style-name="P5">Which of the following actions would increase the energy stored in a <text:span text:style-name="T4">parallel-plate </text:span>capacitor? (Circle All that apply)</text:p>
          <text:list>
            <text:list-item>
              <text:p text:style-name="P6">Increasing the area of the plates</text:p>
            </text:list-item>
            <text:list-item>
              <text:p text:style-name="P6">Decreasing the area of the plates</text:p>
            </text:list-item>
            <text:list-item>
              <text:p text:style-name="P6">Increasing the separation of the plates</text:p>
            </text:list-item>
            <text:list-item>
              <text:p text:style-name="P6">Decreasing the separation of the plates</text:p>
            </text:list-item>
            <text:list-item>
              <text:p text:style-name="P6">Inserting a dielectric between the plates.</text:p>
            </text:list-item>
          </text:list>
        </text:list-item>
      </text:list>
      <text:p text:style-name="P18"/>
      <text:list xml:id="list72723758913389" text:continue-numbering="true" text:style-name="L1">
        <text:list-item>
          <text:p text:style-name="P8">What is the capacitance of a capacitor that stores a 4.3 <text:span text:style-name="T6">m</text:span>C charge when a voltage of 1.5 V is applied to the capacitor?</text:p>
        </text:list-item>
      </text:list>
      <text:p text:style-name="P9"/>
      <text:p text:style-name="P9"/>
      <text:p text:style-name="P9"/>
      <text:p text:style-name="P9"/>
      <text:p text:style-name="P9"/>
      <text:list xml:id="list72724537354462" text:continue-numbering="true" text:style-name="L1">
        <text:list-header>
          <text:p text:style-name="P7"/>
        </text:list-header>
        <text:list-item>
          <text:p text:style-name="P16"><text:span text:style-name="T8">A capacitor is made from two circular plates, each of radius 4.3 m. <text:s/>They are separated by a layer of oil with a thickness of <text:s/>0.01 m. The dielectric constant for the oil is 6.7. <text:s/>What is expected capacitance of the capacitor?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72722956714098" text:continue-numbering="true" text:style-name="L1">
        <text:list-item>
          <text:p text:style-name="P16">An air-filled, parallel-plate capacitor has a capacitance of 2 x 10<text:span text:style-name="T2">-4</text:span> F. <text:s/>The separation between the plates of the capacitor is 5 x 10<text:span text:style-name="T2">-4</text:span> m. <text:s/>What is the area of each plate? <text:s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list xml:id="list72723594749814" text:continue-numbering="true" text:style-name="L1">
        <text:list-item>
          <text:p text:style-name="P14">The electrical potential energy stored in a defibrillator capacitor is 75 J. <text:s/>Its capacitance is 120 <text:span text:style-name="T5">m</text:span>F. <text:s/>What is the Voltage of the capacitor when it is fully charged? <text:s/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72724029626855" text:continue-numbering="true" text:style-name="L1">
        <text:list-item>
          <text:p text:style-name="P12"><text:soft-page-break/>A Parallel plate capacitor has a capacitance of 7 <text:span text:style-name="T6">m</text:span>F, and is filled with an unknown dielectric. The area of each plate is 1.5 m<text:span text:style-name="T2">2</text:span>, and the separation between the plates is 1 x 10<text:span text:style-name="T2">-5</text:span> m. <text:s text:c="2"/><text:span text:style-name="T7">What is the dielectric constant of the dielectric?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2724404384996" text:continue-numbering="true" text:style-name="L1">
        <text:list-item>
          <text:p text:style-name="P10">Two identical capacitors store different amounts of charge. <text:s/>Capacitor A stores 2 x 10<text:span text:style-name="T2">-5</text:span> C. Capacitor B stores <text:s/>6 x 10<text:span text:style-name="T2">-5</text:span> C. <text:s/>If the voltage of capacitor A is 3 V, what is the voltage of capacitor B?</text:p>
        </text:list-item>
      </text:list>
      <text:p text:style-name="P11"/>
      <text:p text:style-name="P11"/>
      <text:p text:style-name="P11"/>
      <text:p text:style-name="P11"/>
      <text:p text:style-name="P11"/>
      <text:list xml:id="list72723502901088" text:continue-numbering="true" text:style-name="L1">
        <text:list-item>
          <text:p text:style-name="P20">An empty parallel-plate capacitor is connected to the terminals of a 9V battery and allowed to fully charge. <text:s/>The capacitor is disconnected from the battery, and the spacing between the plates is doubled. <text:s/>As a result of this change, what is the new voltage between the plates of the capacitor?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list xml:id="list72723464697398" text:continue-numbering="true" text:style-name="L1">
        <text:list-item>
          <text:p text:style-name="P22">Two capacitors have the same plate separation, but one has square splates and the other has circular plates. <text:s/>The spare plates are a length L on each side, and the diameter of the circular plates is L. <text:s/>The capacitors have the same capacitance because they contain different dielectric materials. <text:s/>The dielectric constant of the material between the square plates has a value of <text:span text:style-name="T5">e</text:span> = 3. <text:s/>What is the dielectric constant of the material between the circular plates? <text:s/></text:p>
        </text:list-item>
      </text:list>
      <text:p text:style-name="P11"/>
      <text:p text:style-name="P11"/>
      <text:p text:style-name="P11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0-07T07:27:22.383342725" text:date-adjust="PT24H00M00S">10/08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07:03:02.695415376</meta:creation-date>
    <meta:editing-duration>PT23M39S</meta:editing-duration>
    <meta:editing-cycles>12</meta:editing-cycles>
    <meta:generator>LibreOffice/4.2.6.3$Linux_X86_64 LibreOffice_project/420$Build-3</meta:generator>
    <meta:initial-creator>Jonas Williamson</meta:initial-creator>
    <dc:date>2014-10-07T07:27:22.353862362</dc:date>
    <dc:creator>Jonas Williamson</dc:creator>
    <meta:document-statistic meta:table-count="0" meta:image-count="1" meta:object-count="0" meta:page-count="2" meta:paragraph-count="17" meta:word-count="410" meta:character-count="2288" meta:non-whitespace-character-count="1879"/>
  </office:meta>
</office:document-meta>
</file>